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d5638a" officeooo:paragraph-rsid="05d5638a"/>
    </style:style>
    <style:style style:name="P6" style:family="paragraph" style:parent-style-name="Text_20_body">
      <style:text-properties officeooo:paragraph-rsid="05dcca34"/>
    </style:style>
    <style:style style:name="P7" style:family="paragraph" style:parent-style-name="Text_20_body">
      <style:text-properties officeooo:rsid="05e44b7f" officeooo:paragraph-rsid="05e44b7f"/>
    </style:style>
    <style:style style:name="P8" style:family="paragraph" style:parent-style-name="Text_20_body">
      <style:text-properties officeooo:rsid="05e93b0c" officeooo:paragraph-rsid="05e93b0c"/>
    </style:style>
    <style:style style:name="P9" style:family="paragraph" style:parent-style-name="Text_20_body">
      <style:text-properties officeooo:rsid="05eb2c2d" officeooo:paragraph-rsid="05eb2c2d"/>
    </style:style>
    <style:style style:name="P10" style:family="paragraph" style:parent-style-name="Text_20_body">
      <style:text-properties officeooo:rsid="05ed0d10" officeooo:paragraph-rsid="05ed0d10"/>
    </style:style>
    <style:style style:name="P11" style:family="paragraph" style:parent-style-name="Text_20_body">
      <style:text-properties officeooo:rsid="05ee1d83" officeooo:paragraph-rsid="05ee1d83"/>
    </style:style>
    <style:style style:name="P12" style:family="paragraph" style:parent-style-name="Text_20_body">
      <style:text-properties officeooo:rsid="05ee7522" officeooo:paragraph-rsid="05ee7522"/>
    </style:style>
    <style:style style:name="P13" style:family="paragraph" style:parent-style-name="Text_20_body">
      <style:text-properties officeooo:rsid="05f069ab" officeooo:paragraph-rsid="05f069ab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18" style:family="paragraph" style:parent-style-name="Heading_20_2">
      <style:paragraph-properties fo:line-height="100%"/>
      <style:text-properties officeooo:rsid="05735d0c" officeooo:paragraph-rsid="05d5638a"/>
    </style:style>
    <style:style style:name="P19" style:family="paragraph" style:parent-style-name="Heading_20_2">
      <style:paragraph-properties fo:line-height="100%"/>
      <style:text-properties officeooo:rsid="05735d0c" officeooo:paragraph-rsid="05e44b7f"/>
    </style:style>
    <style:style style:name="P20" style:family="paragraph" style:parent-style-name="Heading_20_2">
      <style:text-properties officeooo:rsid="05735d0c" officeooo:paragraph-rsid="05deefe3"/>
    </style:style>
    <style:style style:name="P21" style:family="paragraph" style:parent-style-name="Heading_20_2">
      <style:text-properties officeooo:rsid="05735d0c" officeooo:paragraph-rsid="05e76e72"/>
    </style:style>
    <style:style style:name="P22" style:family="paragraph" style:parent-style-name="Heading_20_2">
      <style:text-properties officeooo:rsid="05735d0c" officeooo:paragraph-rsid="05ee7522"/>
    </style:style>
    <style:style style:name="P23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d48f5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5d48f5c"/>
    </style:style>
    <style:style style:name="T7" style:family="text">
      <style:text-properties officeooo:rsid="05d59612"/>
    </style:style>
    <style:style style:name="T8" style:family="text">
      <style:text-properties officeooo:rsid="05d903b4"/>
    </style:style>
    <style:style style:name="T9" style:family="text">
      <style:text-properties officeooo:rsid="05da8d32"/>
    </style:style>
    <style:style style:name="T10" style:family="text">
      <style:text-properties officeooo:rsid="05dcca34"/>
    </style:style>
    <style:style style:name="T11" style:family="text">
      <style:text-properties officeooo:rsid="05e48b05"/>
    </style:style>
    <style:style style:name="T12" style:family="text">
      <style:text-properties officeooo:rsid="05e5d7ad"/>
    </style:style>
    <style:style style:name="T13" style:family="text">
      <style:text-properties officeooo:rsid="05eb85a5"/>
    </style:style>
    <style:style style:name="T14" style:family="text">
      <style:text-properties officeooo:rsid="05ed0d10"/>
    </style:style>
    <style:style style:name="T15" style:family="text">
      <style:text-properties officeooo:rsid="05ee1d83"/>
    </style:style>
    <style:style style:name="T16" style:family="text">
      <style:text-properties officeooo:rsid="05ee7522"/>
    </style:style>
    <style:style style:name="T17" style:family="text">
      <style:text-properties officeooo:rsid="05f09f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מטלה</text:span> <text:span text:style-name="T2">8 - חלוקת חפצים</text:span></text:h>
      <text:p text:style-name="P4">יש לענות על שאלה אחת לבחירתכם. הגשה בזוגות, עד תחילת ההרצאה הבאה.</text:p>
      <text:p text:style-name="P19">שאלה <text:span text:style-name="T2">1: אלגוריתם "המנצח המתוקן" ומכפלת הערכים</text:span></text:p>
      <text:p text:style-name="P7">באלגוריתם "המנצח המתוקן", כל משתתף מייחס ערך לכל חפץ, כך שסכום הערכים של כל משתתף הוא 100. <text:s text:c="3"/>האם תוצאת האלגוריתם תמיד ממקסמת את מכפלת הערכים? הוכיחו או הראו דוגמה נגדית.</text:p>
      <text:p text:style-name="P18">שאלה <text:span text:style-name="T11">2: אלגוריתם "המנצח המתוקן" והסכמי קמפ-דייויד</text:span></text:p>
      <text:p text:style-name="P5">המאמר בקישור זה: <text:a xlink:type="simple" xlink:href="http://citeseerx.ist.psu.edu/viewdoc/download?doi=10.1.1.1025.1941&amp;rep=rep1&amp;type=pdf" text:style-name="Internet_20_link" text:visited-style-name="Visited_20_Internet_20_Link">http://citeseerx.ist.psu.edu/viewdoc/download?doi=10.1.1.1025.1941&amp;rep=rep1&amp;type=pdf</text:a></text:p>
      <text:p text:style-name="P5"><text:span text:style-name="T8">מ</text:span>נתח מה היה קורה אילו הסכמי קמפ-דייויד בין ישראל למצרים היו <text:span text:style-name="T8">נעשים באלגוריתם </text:span>המנצח המתוקן. <text:span text:style-name="T7"><text:s/></text:span></text:p>
      <text:p text:style-name="P5">א. מיצאו במאמר את הנתונים שבהם השתמשו הכותבים - איזה נושאים עמדו למשא-ומתן? <text:span text:style-name="T9"><text:s/></text:span>כמה <text:span text:style-name="T7">אחוזים</text:span> ייחס כל אחד מהצדדים לכל אחד מנושאים? <text:span text:style-name="T9"><text:s/></text:span>מה התוצאות התיאורטיות<text:span text:style-name="T7"> של האלגוריתם?</text:span> <text:span text:style-name="T9"><text:s/>והאם הן דומות להסכם שהושג בפועל?</text:span></text:p>
      <text:p text:style-name="P5">ב. <text:span text:style-name="T7">מה דעתכם על המאמר - האם אכן היה אפשר במציאות להשתמש באלגוריתם "המנצח המתוקן" במקום משא-ומתן? ומה היו התוצאות?</text:span></text:p>
      <text:p text:style-name="P20">שאלה <text:span text:style-name="T12">3: אלגוריתם "מעגלי הקנאה" ויעילות פארטו</text:span></text:p>
      <text:p text:style-name="P6"><text:span text:style-name="T10">הראו דוגמה שבה אלגוריתם מעגלי הקנאה מחזיר חלוקה שאינה יעילה פארטו, </text:span><text:span text:style-name="T4">בכל </text:span><text:span text:style-name="T6">סדר שבו מסדרים את החפצים, ולפי </text:span><text:span text:style-name="T4">כל</text:span><text:span text:style-name="T6"> כלל בחירה בין שחקנים (כשיש שני שחקנים או יותר שאף אחד לא מקנא בהם).</text:span></text:p>
      <text:p text:style-name="P21">שאלה <text:span text:style-name="T14">4: שילוב חפצים בדידים ורציפים</text:span></text:p>
      <text:p text:style-name="Text_20_body">נניח <text:span text:style-name="T14">שאנחנו רוצים לחלק אוסף של חפצים, שחלקם בדידים וחלקם רציפים. <text:s/></text:span></text:p>
      <text:p text:style-name="P11">אנחנו רוצים למצוא חלוקה יעילה-פארטו המקיימת את תנאי-ההגינות הבא (הרחבה של EF1): "לכל שני שחקנים א ו-ב, אם נסיר מהסל של שחקן ב חפץ <text:span text:style-name="T5">בדיד </text:span>אחד, <text:span text:style-name="T3">או </text:span>אחוז אחד מחפץ רציף, אז א לא יקנא".</text:p>
      <text:p text:style-name="P10">הסבירו איך אפשר להשתמש באלגוריתם "מיקסום מכפלת הערכים" כדי למצוא חלוקה שהיא גם יעילה-פארטו וגם מקיימת את תנאי-ההגינות<text:span text:style-name="T15"> המורחב.</text:span></text:p>
      <text:p text:style-name="P22">שאלה <text:span text:style-name="T16">5: רמת הדיוק הדרושה להגינות</text:span></text:p>
      <text:p text:style-name="P12">כשמבצעים במחשב אלגוריתמים עם פונקציות ממשיות, כמו לוגריתמים, החישוב לא מושלם, <text:span text:style-name="T17">ושגיאות הנובעות מעיגול-מספרים </text:span>עלולות לשבש את האלגוריתם ולתת תוצאה לא אופטימלית.</text:p>
      <text:p text:style-name="P13">א. נניח שיש n שחקנים, ושכל הערכים של השחקנים הם מספרים שלמים בין 1 ל-1000. מהו ההפרש החיובי <text:span text:style-name="T5">הקטן </text:span>ביותר בין לוגריתמים של שתי חלוקות-חפצים שונות?</text:p>
      <text:p text:style-name="P13">ב. לפי תשובתכם ל-א, כמה סיביות צריכות להיות בייצוג של מספרים במחשב שלנו, כך שהאלגוריתם למיקסום מכפלת הערכים אכן ימצא את החלוקה האופטימלית ולא יושפע משגיאות של עיגול?</text:p>
      <text:p text:style-name="P3"><text:soft-page-break/>שאלה <text:span text:style-name="T16">6: תיכנות אלגוריתם</text:span></text:p>
      <text:p text:style-name="P8">נתונה המחלקה הבאה:</text:p>
      <text:p text:style-name="P14">class Agent {</text:p>
      <text:p text:style-name="P14"><text:tab/>double item<text:span text:style-name="T13">_value</text:span>(int item_index);</text:p>
      <text:p text:style-name="P14">}</text:p>
      <text:p text:style-name="P16">המחלקה מייצגת שחקן המשתתף במשחק חלוקה הוגנת. יש בה פונקציה אחת המתארת את הערך שהשחקן מייחס לחפץ שהאינדקס שלו הוא item_index.</text:p>
      <text:p text:style-name="P9">כיתבו פונקציה הבודקת האם חלוקת-חפצים נתונה כלשהי היא EF1. כותרת הפונקציה:</text:p>
      <text:p text:style-name="P15">bool is_EF1(Agent[] agents, set&lt;int&gt;[] bundles);</text:p>
      <text:p text:style-name="P17">הפרמטר agents הוא מערך בגודל n המייצג את השחקנים.</text:p>
      <text:p text:style-name="P17">הפרמטר bundles הוא מערך באותו גודל - n - המייצג את החלוקה: bundle[i] הוא אוסף אינדקסי החפצים שמקבל שחקן 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5T15:17:52.756668242</dc:date>
    <meta:editing-duration>P11DT9H28M1S</meta:editing-duration>
    <meta:editing-cycles>1348</meta:editing-cycles>
    <meta:document-statistic meta:table-count="0" meta:image-count="0" meta:object-count="0" meta:page-count="2" meta:paragraph-count="31" meta:word-count="413" meta:character-count="2475" meta:non-whitespace-character-count="2082"/>
  </office:meta>
</office:document-meta>
</file>